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5:30:24.302217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6T15:30:32.328652578</dc:date>
    <meta:editing-duration>PT9M2S</meta:editing-duration>
    <meta:editing-cycles>7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2cm" svg:width="42.73cm" svg:height="25.575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